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"/>
  <manifest:file-entry manifest:full-path="ObjectReplacements/Object 13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34" manifest:media-type=""/>
  <manifest:file-entry manifest:full-path="ObjectReplacements/Object 44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"/>
  <manifest:file-entry manifest:full-path="ObjectReplacements/Object 32" manifest:media-type=""/>
  <manifest:file-entry manifest:full-path="ObjectReplacements/Object 43" manifest:media-type=""/>
  <manifest:file-entry manifest:full-path="ObjectReplacements/Object 33" manifest:media-type="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e39a" officeooo:paragraph-rsid="0005e39a"/>
    </style:style>
    <style:style style:name="P2" style:family="paragraph" style:parent-style-name="Standard">
      <style:text-properties officeooo:rsid="0005e39a" officeooo:paragraph-rsid="0008238b"/>
    </style:style>
    <style:style style:name="P3" style:family="paragraph" style:parent-style-name="Standard">
      <style:text-properties officeooo:rsid="0005e39a" officeooo:paragraph-rsid="000ca2e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e39a" officeooo:paragraph-rsid="0005e39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e39a" officeooo:paragraph-rsid="000ca2ef" style:font-weight-asian="bold" style:font-weight-complex="bold"/>
    </style:style>
    <style:style style:name="P6" style:family="paragraph" style:parent-style-name="Standard">
      <style:text-properties fo:font-weight="bold" officeooo:rsid="0008238b" officeooo:paragraph-rsid="0008238b" style:font-weight-asian="bold" style:font-weight-complex="bold"/>
    </style:style>
    <style:style style:name="P7" style:family="paragraph" style:parent-style-name="Standard">
      <style:text-properties fo:font-weight="bold" officeooo:rsid="0008238b" officeooo:paragraph-rsid="000ca2ef" style:font-weight-asian="bold" style:font-weight-complex="bold"/>
    </style:style>
    <style:style style:name="P8" style:family="paragraph" style:parent-style-name="Standard">
      <style:text-properties officeooo:rsid="0006cc1d" officeooo:paragraph-rsid="0006cc1d"/>
    </style:style>
    <style:style style:name="P9" style:family="paragraph" style:parent-style-name="Standard">
      <style:text-properties officeooo:rsid="0006cc1d" officeooo:paragraph-rsid="000ca2ef"/>
    </style:style>
    <style:style style:name="P10" style:family="paragraph" style:parent-style-name="Standard">
      <style:text-properties officeooo:paragraph-rsid="0006cc1d"/>
    </style:style>
    <style:style style:name="P11" style:family="paragraph" style:parent-style-name="Standard">
      <style:text-properties fo:font-size="11pt" officeooo:rsid="0006cc1d" officeooo:paragraph-rsid="0006cc1d" style:font-size-asian="11pt" style:font-size-complex="11pt"/>
    </style:style>
    <style:style style:name="P12" style:family="paragraph" style:parent-style-name="Standard">
      <style:text-properties fo:font-size="11pt" officeooo:rsid="0006cc1d" officeooo:paragraph-rsid="000ca2ef" style:font-size-asian="11pt" style:font-size-complex="11pt"/>
    </style:style>
    <style:style style:name="P13" style:family="paragraph" style:parent-style-name="Standard">
      <style:text-properties officeooo:paragraph-rsid="0008238b"/>
    </style:style>
    <style:style style:name="P14" style:family="paragraph" style:parent-style-name="Standard">
      <style:text-properties fo:font-size="12pt" officeooo:rsid="0008238b" officeooo:paragraph-rsid="0008238b" style:font-size-asian="12pt" style:font-size-complex="12pt"/>
    </style:style>
    <style:style style:name="P15" style:family="paragraph" style:parent-style-name="Standard">
      <style:text-properties fo:font-size="12pt" officeooo:rsid="0008238b" officeooo:paragraph-rsid="000ca2ef" style:font-size-asian="12pt" style:font-size-complex="12pt"/>
    </style:style>
    <style:style style:name="P16" style:family="paragraph" style:parent-style-name="Standard">
      <style:text-properties fo:font-size="12pt" officeooo:rsid="000a15c9" officeooo:paragraph-rsid="000a15c9" style:font-size-asian="12pt" style:font-size-complex="12pt"/>
    </style:style>
    <style:style style:name="P17" style:family="paragraph" style:parent-style-name="Standard">
      <style:text-properties fo:font-size="12pt" officeooo:rsid="000bea4f" officeooo:paragraph-rsid="000bea4f" style:font-size-asian="12pt" style:font-size-complex="12pt"/>
    </style:style>
    <style:style style:name="P18" style:family="paragraph" style:parent-style-name="Standard">
      <style:text-properties fo:font-size="12pt" officeooo:rsid="0006cc1d" officeooo:paragraph-rsid="0008238b" style:font-size-asian="12pt" style:font-size-complex="12pt"/>
    </style:style>
    <style:style style:name="P19" style:family="paragraph" style:parent-style-name="Standard">
      <style:text-properties fo:font-size="12pt" officeooo:rsid="0006cc1d" officeooo:paragraph-rsid="000ca2ef" style:font-size-asian="12pt" style:font-size-complex="12pt"/>
    </style:style>
    <style:style style:name="P20" style:family="paragraph" style:parent-style-name="Standard">
      <style:text-properties fo:font-size="12pt" officeooo:rsid="000ca2ef" officeooo:paragraph-rsid="000ca2ef" style:font-size-asian="12pt" style:font-size-complex="12pt"/>
    </style:style>
    <style:style style:name="P21" style:family="paragraph" style:parent-style-name="Standard">
      <style:text-properties fo:font-size="12pt" fo:font-weight="bold" officeooo:rsid="0008238b" officeooo:paragraph-rsid="0008238b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8238b" officeooo:paragraph-rsid="000ca2ef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a15c9" officeooo:paragraph-rsid="000a15c9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Mono" fo:font-size="12pt" officeooo:rsid="000a15c9" officeooo:paragraph-rsid="000a15c9" style:font-size-asian="12pt" style:font-size-complex="12pt"/>
    </style:style>
    <style:style style:name="P25" style:family="paragraph" style:parent-style-name="Standard">
      <style:text-properties officeooo:paragraph-rsid="000ca2ef"/>
    </style:style>
    <style:style style:name="P26" style:family="paragraph" style:parent-style-name="Standard" style:list-style-name="L1">
      <style:text-properties officeooo:paragraph-rsid="0008238b"/>
    </style:style>
    <style:style style:name="P27" style:family="paragraph" style:parent-style-name="Standard" style:list-style-name="L1">
      <style:text-properties officeooo:paragraph-rsid="000ca2ef"/>
    </style:style>
    <style:style style:name="P28" style:family="paragraph" style:parent-style-name="Standard" style:list-style-name="L1">
      <style:text-properties fo:font-size="12pt" officeooo:rsid="0006cc1d" officeooo:paragraph-rsid="0008238b" style:font-size-asian="12pt" style:font-size-complex="12pt"/>
    </style:style>
    <style:style style:name="P29" style:family="paragraph" style:parent-style-name="Standard" style:list-style-name="L1">
      <style:text-properties fo:font-size="12pt" officeooo:rsid="0006cc1d" officeooo:paragraph-rsid="000ca2ef" style:font-size-asian="12pt" style:font-size-complex="12pt"/>
    </style:style>
    <style:style style:name="P30" style:family="paragraph" style:parent-style-name="Standard" style:list-style-name="L2">
      <style:text-properties fo:font-size="12pt" officeooo:rsid="000a15c9" officeooo:paragraph-rsid="000a15c9" style:font-size-asian="12pt" style:font-size-complex="12pt"/>
    </style:style>
    <style:style style:name="P31" style:family="paragraph" style:parent-style-name="Standard">
      <style:text-properties fo:font-size="12pt" officeooo:rsid="0008238b" officeooo:paragraph-rsid="000ca2ef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cc1d" style:font-style-asian="italic" style:font-style-complex="italic"/>
    </style:style>
    <style:style style:name="T3" style:family="text">
      <style:text-properties officeooo:rsid="0006cc1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officeooo:rsid="0006cc1d" style:font-size-asian="12pt" style:font-weight-asian="bold" style:font-size-complex="12pt" style:font-weight-complex="bold"/>
    </style:style>
    <style:style style:name="T7" style:family="text">
      <style:text-properties fo:font-size="12pt" officeooo:rsid="0006cc1d" style:font-size-asian="12pt" style:font-size-complex="12pt"/>
    </style:style>
    <style:style style:name="T8" style:family="text">
      <style:text-properties fo:font-size="12pt" officeooo:rsid="0008238b" style:font-size-asian="12pt" style:font-size-complex="12pt"/>
    </style:style>
    <style:style style:name="T9" style:family="text">
      <style:text-properties officeooo:rsid="0008238b"/>
    </style:style>
    <style:style style:name="T10" style:family="text">
      <style:text-properties officeooo:rsid="000baf1c"/>
    </style:style>
    <style:style style:name="T11" style:family="text">
      <style:text-properties officeooo:rsid="000ca2e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édicats – Vision mathématique et vision algorithmique</text:p>
      <text:p text:style-name="P1"/>
      <text:p text:style-name="P1">Les phrases : « <text:span text:style-name="T1">n</text:span> est pair » et « <text:span text:style-name="T2">n</text:span><text:span text:style-name="T3"> est plus petit ou égal à 50 » ne sont pas des propositions, elles ne le sont que quand la valeur de </text:span><text:span text:style-name="T2">n</text:span><text:span text:style-name="T3"> est connue.</text:span></text:p>
      <text:p text:style-name="P8">On appelle <text:span text:style-name="T4">prédicat</text:span> ce genre de phrase, c’est-à-dire faisant référence à une ou plusieurs valeurs qui seront précisées plus tard.</text:p>
      <text:p text:style-name="P8"/>
      <text:p text:style-name="P2">On définit trois ensembles de nombres :</text:p>
      <text:p text:style-name="P2">A = {1 ; 7 ; 13 ; 99}, B = {2 ; 8 ; 13 ; 50} <text:span text:style-name="T9">et</text:span></text:p>
      <text:p text:style-name="P2">C <text:span text:style-name="T3">l’ensemble des nombres entiers naturel, souvent noté </text:span><text:span text:style-name="T3"><draw:frame draw:style-name="fr1" draw:name="Objet17" text:anchor-type="as-char" svg:y="-0.295cm" svg:width="0.333cm" svg:height="0.386cm" draw:z-index="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.</text:span></text:p>
      <text:p text:style-name="P8"><text:span text:style-name="T9">Et o</text:span>n note <text:span text:style-name="T1">P</text:span>(<text:span text:style-name="T1">n</text:span>) : « n est pair » et <text:span text:style-name="T1">Q</text:span>(<text:span text:style-name="T1">n</text:span>) : « <text:span text:style-name="T1">n</text:span> est inférieur ou égal à 50 ».</text:p>
      <text:p text:style-name="P8">On a par exemple <text:span text:style-name="T1">P</text:span>(11) est faux, mais <text:span text:style-name="T1">Q</text:span>(20) est vrai.</text:p>
      <text:p text:style-name="P8"/>
      <text:p text:style-name="P6">Quantificateurs</text:p>
      <text:p text:style-name="P11"/>
      <text:p text:style-name="P11"><draw:frame draw:style-name="fr1" draw:name="Objet1" text:anchor-type="as-char" svg:y="-0.386cm" svg:width="2.376cm" svg:height="0.51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se lit « Pour tout élément <text:span text:style-name="T1">n</text:span> dans l’ensemble A, <text:span text:style-name="T1">P</text:span>(<text:span text:style-name="T1">n</text:span>) est vrai ».</text:p>
      <text:p text:style-name="P11"><draw:frame draw:style-name="fr1" draw:name="Objet2" text:anchor-type="as-char" svg:y="-0.386cm" svg:width="2.252cm" svg:height="0.5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/>se lit « Il existe un élément <text:span text:style-name="T1">n</text:span> dans l’ens, A tel que <text:span text:style-name="T1">P</text:span>(<text:span text:style-name="T1">n</text:span>) est vrai ».</text:p>
      <text:p text:style-name="P11"/>
      <text:p text:style-name="P11"><draw:frame draw:style-name="fr1" draw:name="Objet3" text:anchor-type="as-char" svg:y="-0.335cm" svg:width="0.392cm" svg:height="0.35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/>et <draw:frame draw:style-name="fr1" draw:name="Objet4" text:anchor-type="as-char" svg:y="-0.312cm" svg:width="0.279cm" svg:height="0.335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viennent respectivement de All et de Exists (en anglais ou allemand).</text:p>
      <text:p text:style-name="P11">Ces symboles permettent de passer d’un prédicat à une proposition.</text:p>
      <text:p text:style-name="P11"/>
      <text:p text:style-name="P10"><text:span text:style-name="T6">Exercice </text:span><text:span text:style-name="T7">: dire si les propositions suivantes sont vraies ou fausses.</text:span></text:p>
      <text:section text:style-name="Sect1" text:name="Section1">
        <text:list xml:id="list218348352" text:style-name="L1">
          <text:list-item>
            <text:p text:style-name="P26"><draw:frame draw:style-name="fr1" draw:name="Objet5" text:anchor-type="as-char" svg:y="-0.386cm" svg:width="2.376cm" svg:height="0.51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ext:list-item>
          <text:list-item>
            <text:p text:style-name="P26"><draw:frame draw:style-name="fr1" draw:name="Objet8" text:anchor-type="as-char" svg:y="-0.386cm" svg:width="2.655cm" svg:height="0.51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ext:list-item>
          <text:list-item>
            <text:p text:style-name="P26"><draw:frame draw:style-name="fr1" draw:name="Objet12" text:anchor-type="as-char" svg:y="-0.386cm" svg:width="2.402cm" svg:height="0.51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ext:list-item>
          <text:list-item>
            <text:p text:style-name="P26"><draw:frame draw:style-name="fr1" draw:name="Objet11" text:anchor-type="as-char" svg:y="-0.386cm" svg:width="2.681cm" svg:height="0.51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ext:list-item>
          <text:list-item>
            <text:p text:style-name="P26"><draw:frame draw:style-name="fr1" draw:name="Objet6" text:anchor-type="as-char" svg:y="-0.386cm" svg:width="2.337cm" svg:height="0.51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ext:list-item>
          <text:list-item>
            <text:p text:style-name="P26"><draw:frame draw:style-name="fr1" draw:name="Objet10" text:anchor-type="as-char" svg:y="-0.386cm" svg:width="2.616cm" svg:height="0.51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ext:list-item>
          <text:list-item>
            <text:p text:style-name="P26"><draw:frame draw:style-name="fr1" draw:name="Objet14" text:anchor-type="as-char" svg:y="-0.386cm" svg:width="2.365cm" svg:height="0.51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ext:list-item>
          <text:list-item>
            <text:p text:style-name="P26"><draw:frame draw:style-name="fr1" draw:name="Objet13" text:anchor-type="as-char" svg:y="-0.386cm" svg:width="2.642cm" svg:height="0.51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ext:list-item>
          <text:list-item>
            <text:p text:style-name="P26"><draw:frame draw:style-name="fr1" draw:name="Objet7" text:anchor-type="as-char" svg:y="-0.386cm" svg:width="2.358cm" svg:height="0.51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ext:list-item>
          <text:list-item>
            <text:p text:style-name="P26"><draw:frame draw:style-name="fr1" draw:name="Objet9" text:anchor-type="as-char" svg:y="-0.386cm" svg:width="2.635cm" svg:height="0.51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ext:list-item>
          <text:list-item>
            <text:p text:style-name="P26"><draw:frame draw:style-name="fr1" draw:name="Objet16" text:anchor-type="as-char" svg:y="-0.386cm" svg:width="2.385cm" svg:height="0.51cm" draw:z-index="22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ext:list-item>
          <text:list-item>
            <text:p text:style-name="P28"><draw:frame draw:style-name="fr1" draw:name="Objet15" text:anchor-type="as-char" svg:y="-0.386cm" svg:width="2.663cm" svg:height="0.51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ext:list-item>
        </text:list>
      </text:section>
      <text:p text:style-name="P18"/>
      <text:p text:style-name="P13"><text:span text:style-name="T7">P</text:span><text:span text:style-name="T8">uis idem avec </text:span><text:span text:style-name="T7"><draw:frame draw:style-name="fr1" draw:name="Objet18" text:anchor-type="as-char" svg:y="-0.312cm" svg:width="0.279cm" svg:height="0.335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7">.</text:span></text:p>
      <text:p text:style-name="P14"/>
      <text:p text:style-name="P21"><text:span text:style-name="T3">N</text:span>égation des quantificateurs</text:p>
      <text:p text:style-name="P14"/>
      <text:p text:style-name="P14">En remarquant que<text:tab/><draw:frame draw:style-name="fr1" draw:name="Objet19" text:anchor-type="as-char" svg:y="-0.386cm" svg:width="7.975cm" svg:height="0.51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14"><text:tab/> <text:s text:c="8"/>et que<text:tab/><draw:frame draw:style-name="fr1" draw:name="Objet20" text:anchor-type="as-char" svg:y="-0.386cm" svg:width="7.849cm" svg:height="0.51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,</text:p>
      <text:p text:style-name="P14"/>
      <text:p text:style-name="P14">on obtient<text:tab/><draw:frame draw:style-name="fr1" draw:name="Objet21" text:anchor-type="as-char" svg:y="-0.386cm" svg:width="6.177cm" svg:height="0.51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 <text:s text:c="2"/><text:span text:style-name="T10">(« contre-exemple »)</text:span></text:p>
      <text:p text:style-name="P14"><text:tab/>et<text:tab/><draw:frame draw:style-name="fr1" draw:name="Objet22" text:anchor-type="as-char" svg:y="-0.386cm" svg:width="6.177cm" svg:height="0.51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14"/>
      <text:p text:style-name="P14"><text:span text:style-name="T5">Exercice :</text:span> Quel est le contraire de <draw:frame draw:style-name="fr1" draw:name="Objet23" text:anchor-type="as-char" svg:y="-0.386cm" svg:width="2.655cm" svg:height="0.51cm" draw:z-index="21"><draw:object xlink:href="./Object 23" xlink:type="simple" xlink:show="embed" xlink:actuate="onLoad"/><draw:image xlink:href="./ObjectReplacements/Object 23" xlink:type="simple" xlink:show="embed" xlink:actuate="onLoad"/><svg:desc>formule</svg:desc></draw:frame> ? de <draw:frame draw:style-name="fr1" draw:name="Objet24" text:anchor-type="as-char" svg:y="-0.386cm" svg:width="2.529cm" svg:height="0.5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 ?</text:p>
      <text:p text:style-name="P5">Prédicats – Vision mathématique et vision algorithmique</text:p>
      <text:p text:style-name="P3"/>
      <text:p text:style-name="P3">Les phrases : « <text:span text:style-name="T1">n</text:span> est pair » et « <text:span text:style-name="T2">n</text:span><text:span text:style-name="T3"> est plus petit ou égal à 50 » ne sont pas des propositions, elles ne le sont que quand la valeur de </text:span><text:span text:style-name="T2">n</text:span><text:span text:style-name="T3"> est connue.</text:span></text:p>
      <text:p text:style-name="P9">On appelle <text:span text:style-name="T4">prédicat</text:span> ce genre de phrase, c’est-à-dire faisant référence à une ou plusieurs valeurs qui seront précisées plus tard.</text:p>
      <text:p text:style-name="P9"/>
      <text:p text:style-name="P3">On définit trois ensembles de nombres :</text:p>
      <text:p text:style-name="P3">A = {1 ; 7 ; 13 ; 99}, B = {2 ; 8 ; 13 ; 50} <text:span text:style-name="T9">et</text:span></text:p>
      <text:p text:style-name="P3">C <text:span text:style-name="T3">l’ensemble des nombres entiers naturel, souvent noté </text:span><text:span text:style-name="T3"><draw:frame draw:style-name="fr1" draw:name="Objet27" text:anchor-type="as-char" svg:y="-0.295cm" svg:width="0.333cm" svg:height="0.386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">.</text:span></text:p>
      <text:p text:style-name="P9"><text:span text:style-name="T9">Et o</text:span>n note <text:span text:style-name="T1">P</text:span>(<text:span text:style-name="T1">n</text:span>) : « n est pair » et <text:span text:style-name="T1">Q</text:span>(<text:span text:style-name="T1">n</text:span>) : « <text:span text:style-name="T1">n</text:span> est inférieur ou égal à 50 ».</text:p>
      <text:p text:style-name="P9">On a par exemple <text:span text:style-name="T1">P</text:span>(11) est faux, mais <text:span text:style-name="T1">Q</text:span>(20) est vrai.</text:p>
      <text:p text:style-name="P9"/>
      <text:p text:style-name="P7">Quantificateurs</text:p>
      <text:p text:style-name="P12"/>
      <text:p text:style-name="P12"><draw:frame draw:style-name="fr1" draw:name="Objet28" text:anchor-type="as-char" svg:y="-0.386cm" svg:width="2.376cm" svg:height="0.51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/>se lit « Pour tout élément <text:span text:style-name="T1">n</text:span> dans l’ensemble A, <text:span text:style-name="T1">P</text:span>(<text:span text:style-name="T1">n</text:span>) est vrai ».</text:p>
      <text:p text:style-name="P12"><draw:frame draw:style-name="fr1" draw:name="Objet29" text:anchor-type="as-char" svg:y="-0.386cm" svg:width="2.252cm" svg:height="0.51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/>se lit « Il existe un élément <text:span text:style-name="T1">n</text:span> dans l’ens, A tel que <text:span text:style-name="T1">P</text:span>(<text:span text:style-name="T1">n</text:span>) est vrai ».</text:p>
      <text:p text:style-name="P12"/>
      <text:p text:style-name="P12"><draw:frame draw:style-name="fr1" draw:name="Objet30" text:anchor-type="as-char" svg:y="-0.335cm" svg:width="0.392cm" svg:height="0.35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text:s/>et <draw:frame draw:style-name="fr1" draw:name="Objet31" text:anchor-type="as-char" svg:y="-0.312cm" svg:width="0.279cm" svg:height="0.335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text:s/>viennent respectivement de All et de Exists (en anglais ou allemand).</text:p>
      <text:p text:style-name="P12">Ces symboles permettent de passer d’un prédicat à une proposition.</text:p>
      <text:p text:style-name="P12"/>
      <text:p text:style-name="P25"><text:span text:style-name="T6">Exercice </text:span><text:span text:style-name="T7">: dire si les propositions suivantes sont vraies ou fausses.</text:span></text:p>
      <text:section text:style-name="Sect1" text:name="Section3">
        <text:list xml:id="list151039826358921" text:continue-numbering="true" text:style-name="L1">
          <text:list-item>
            <text:p text:style-name="P27"><draw:frame draw:style-name="fr1" draw:name="Objet32" text:anchor-type="as-char" svg:y="-0.386cm" svg:width="2.376cm" svg:height="0.5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ext:list-item>
          <text:list-item>
            <text:p text:style-name="P27"><draw:frame draw:style-name="fr1" draw:name="Objet33" text:anchor-type="as-char" svg:y="-0.386cm" svg:width="2.655cm" svg:height="0.51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ext:list-item>
          <text:list-item>
            <text:p text:style-name="P27"><draw:frame draw:style-name="fr1" draw:name="Objet34" text:anchor-type="as-char" svg:y="-0.386cm" svg:width="2.402cm" svg:height="0.51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ext:list-item>
          <text:list-item>
            <text:p text:style-name="P27"><draw:frame draw:style-name="fr1" draw:name="Objet35" text:anchor-type="as-char" svg:y="-0.386cm" svg:width="2.681cm" svg:height="0.51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ext:list-item>
          <text:list-item>
            <text:p text:style-name="P27"><draw:frame draw:style-name="fr1" draw:name="Objet36" text:anchor-type="as-char" svg:y="-0.386cm" svg:width="2.337cm" svg:height="0.51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ext:list-item>
          <text:list-item>
            <text:p text:style-name="P27"><draw:frame draw:style-name="fr1" draw:name="Objet37" text:anchor-type="as-char" svg:y="-0.386cm" svg:width="2.616cm" svg:height="0.51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ext:list-item>
          <text:list-item>
            <text:p text:style-name="P27"><draw:frame draw:style-name="fr1" draw:name="Objet38" text:anchor-type="as-char" svg:y="-0.386cm" svg:width="2.365cm" svg:height="0.51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ext:list-item>
          <text:list-item>
            <text:p text:style-name="P27"><draw:frame draw:style-name="fr1" draw:name="Objet39" text:anchor-type="as-char" svg:y="-0.386cm" svg:width="2.642cm" svg:height="0.51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ext:list-item>
          <text:list-item>
            <text:p text:style-name="P27"><draw:frame draw:style-name="fr1" draw:name="Objet40" text:anchor-type="as-char" svg:y="-0.386cm" svg:width="2.358cm" svg:height="0.51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ext:list-item>
          <text:list-item>
            <text:p text:style-name="P27"><draw:frame draw:style-name="fr1" draw:name="Objet41" text:anchor-type="as-char" svg:y="-0.386cm" svg:width="2.635cm" svg:height="0.51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ext:list-item>
          <text:list-item>
            <text:p text:style-name="P27"><draw:frame draw:style-name="fr1" draw:name="Objet42" text:anchor-type="as-char" svg:y="-0.386cm" svg:width="2.385cm" svg:height="0.51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ext:list-item>
          <text:list-item>
            <text:p text:style-name="P29"><draw:frame draw:style-name="fr1" draw:name="Objet43" text:anchor-type="as-char" svg:y="-0.386cm" svg:width="2.663cm" svg:height="0.51cm" draw:z-index="42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ext:list-item>
        </text:list>
      </text:section>
      <text:p text:style-name="P19"/>
      <text:p text:style-name="P25"><text:span text:style-name="T7">P</text:span><text:span text:style-name="T8">uis idem avec </text:span><text:span text:style-name="T7"><draw:frame draw:style-name="fr1" draw:name="Objet44" text:anchor-type="as-char" svg:y="-0.312cm" svg:width="0.279cm" svg:height="0.335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7">.</text:span></text:p>
      <text:p text:style-name="P15"/>
      <text:p text:style-name="P22"><text:span text:style-name="T3">N</text:span>égation des quantificateurs</text:p>
      <text:p text:style-name="P15"/>
      <text:p text:style-name="P15">En remarquant que<text:tab/><draw:frame draw:style-name="fr1" draw:name="Objet45" text:anchor-type="as-char" svg:y="-0.386cm" svg:width="7.975cm" svg:height="0.51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<text:tab/> <text:s text:c="8"/>et que<text:tab/><draw:frame draw:style-name="fr1" draw:name="Objet46" text:anchor-type="as-char" svg:y="-0.386cm" svg:width="7.849cm" svg:height="0.51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,</text:p>
      <text:p text:style-name="P15"/>
      <text:p text:style-name="P15">on obtient<text:tab/><draw:frame draw:style-name="fr1" draw:name="Objet47" text:anchor-type="as-char" svg:y="-0.386cm" svg:width="6.177cm" svg:height="0.51cm" draw:z-index="46"><draw:object xlink:href="./Object 47" xlink:type="simple" xlink:show="embed" xlink:actuate="onLoad"/><draw:image xlink:href="./ObjectReplacements/Object 47" xlink:type="simple" xlink:show="embed" xlink:actuate="onLoad"/><svg:desc>formule</svg:desc></draw:frame> <text:s text:c="2"/><text:span text:style-name="T10">(« contre-exemple »)</text:span></text:p>
      <text:p text:style-name="P15"><text:tab/>et<text:tab/><draw:frame draw:style-name="fr1" draw:name="Objet48" text:anchor-type="as-char" svg:y="-0.386cm" svg:width="6.177cm" svg:height="0.51cm" draw:z-index="47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P15"/>
      <text:p text:style-name="P15"><text:span text:style-name="T5">Exercice : Quel est le contraire de </text:span><text:span text:style-name="T5"><draw:frame draw:style-name="fr1" draw:name="Objet25" text:anchor-type="as-char" svg:y="-0.386cm" svg:width="2.655cm" svg:height="0.51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5"> ? de </text:span><text:span text:style-name="T5"><draw:frame draw:style-name="fr1" draw:name="Objet26" text:anchor-type="as-char" svg:y="-0.386cm" svg:width="2.529cm" svg:height="0.51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5">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2-09-08T10:16:43.317949937</meta:creation-date>
    <dc:date>2024-10-24T15:10:39.283675237</dc:date>
    <meta:editing-duration>PT1H26M45S</meta:editing-duration>
    <meta:editing-cycles>10</meta:editing-cycles>
    <meta:generator>LibreOffice/6.0.7.3$Linux_X86_64 LibreOffice_project/00m0$Build-3</meta:generator>
    <dc:creator>Christophe Gragnic</dc:creator>
    <meta:document-statistic meta:table-count="0" meta:image-count="0" meta:object-count="48" meta:page-count="1" meta:paragraph-count="66" meta:word-count="472" meta:character-count="2276" meta:non-whitespace-character-count="1824"/>
  </office:meta>
</office:document-meta>
</file>

<file path=Object 1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P</mi>
      <mrow>
        <mo fence="true" form="prefix" stretchy="false">(</mo>
        <mrow>
          <mi>n</mi>
        </mrow>
        <mo fence="true" form="postfix" stretchy="false">)</mo>
      </mrow>
    </mrow>
    <annotation encoding="StarMath 5.0">forall n in A,  P( n )</annotation>
  </semantics>
</math>
</file>

<file path=Object 10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forall n in B,  P( n )</annotation>
  </semantics>
</math>
</file>

<file path=Object 11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row>
        <mo stretchy="false">¬</mo>
        <mi>P</mi>
      </mrow>
      <mrow>
        <mo fence="true" stretchy="false">(</mo>
        <mrow>
          <mi>n</mi>
        </mrow>
        <mo fence="true" stretchy="false">)</mo>
      </mrow>
    </mrow>
    <annotation encoding="StarMath 5.0">forall n in B, neg P( n )</annotation>
  </semantics>
</math>
</file>

<file path=Object 12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i>Q</mi>
      <mrow>
        <mo fence="true" stretchy="false">(</mo>
        <mrow>
          <mi>n</mi>
        </mrow>
        <mo fence="true" stretchy="false">)</mo>
      </mrow>
    </mrow>
    <annotation encoding="StarMath 5.0">forall n in B, Q( n )</annotation>
  </semantics>
</math>
</file>

<file path=Object 13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row>
        <mo stretchy="false">¬</mo>
        <mi>Q</mi>
      </mrow>
      <mrow>
        <mo fence="true" stretchy="false">(</mo>
        <mrow>
          <mi>n</mi>
        </mrow>
        <mo fence="true" stretchy="false">)</mo>
      </mrow>
    </mrow>
    <annotation encoding="StarMath 5.0">forall n in B, neg Q( n )</annotation>
  </semantics>
</math>
</file>

<file path=Object 14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forall n in C,  P( n )</annotation>
  </semantics>
</math>
</file>

<file path=Object 15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row>
        <mo stretchy="false">¬</mo>
        <mi>P</mi>
      </mrow>
      <mrow>
        <mo fence="true" stretchy="false">(</mo>
        <mrow>
          <mi>n</mi>
        </mrow>
        <mo fence="true" stretchy="false">)</mo>
      </mrow>
    </mrow>
    <annotation encoding="StarMath 5.0">forall n in C, neg P( n )</annotation>
  </semantics>
</math>
</file>

<file path=Object 16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i>Q</mi>
      <mrow>
        <mo fence="true" stretchy="false">(</mo>
        <mrow>
          <mi>n</mi>
        </mrow>
        <mo fence="true" stretchy="false">)</mo>
      </mrow>
    </mrow>
    <annotation encoding="StarMath 5.0">forall n in C,  Q( n )</annotation>
  </semantics>
</math>
</file>

<file path=Object 17/content.xml><?xml version="1.0" encoding="utf-8"?>
<math xmlns="http://www.w3.org/1998/Math/MathML" display="block">
  <semantics>
    <mi mathvariant="normal">ℕ</mi>
    <annotation encoding="StarMath 5.0">setN</annotation>
  </semantics>
</math>
</file>

<file path=Object 18/content.xml><?xml version="1.0" encoding="utf-8"?>
<math xmlns="http://www.w3.org/1998/Math/MathML" display="block">
  <semantics>
    <mo stretchy="false">∃</mo>
    <annotation encoding="StarMath 5.0">exists</annotation>
  </semantics>
</math>
</file>

<file path=Object 19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P</mi>
      <mrow>
        <mo fence="true" stretchy="false">(</mo>
        <mrow>
          <mi>n</mi>
        </mrow>
        <mo fence="true" stretchy="false">)</mo>
      </mrow>
      <mo stretchy="false">⇔</mo>
      <mrow>
        <mo fence="true" stretchy="false">[</mo>
        <mrow>
          <mrow>
            <mi>P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∧</mo>
              <mi>P</mi>
            </mrow>
            <mrow>
              <mrow>
                <mo fence="true" stretchy="false">(</mo>
                <mrow>
                  <mn>7</mn>
                </mrow>
                <mo fence="true" stretchy="false">)</mo>
              </mrow>
              <mo stretchy="false">∧</mo>
              <mi>P</mi>
            </mrow>
            <mrow>
              <mrow>
                <mo fence="true" stretchy="false">(</mo>
                <mrow>
                  <mn>13</mn>
                </mrow>
                <mo fence="true" stretchy="false">)</mo>
              </mrow>
              <mo stretchy="false">∧</mo>
              <mi>P</mi>
            </mrow>
            <mrow>
              <mo fence="true" stretchy="false">(</mo>
              <mrow>
                <mn>99</mn>
              </mrow>
              <mo fence="true" stretchy="false">)</mo>
            </mrow>
          </mrow>
        </mrow>
        <mo fence="true" stretchy="false">]</mo>
      </mrow>
    </mrow>
    <annotation encoding="StarMath 5.0">forall n in A,  P( n ) dlrarrow [P( 1 ) and P( 7 ) and P( 13 ) and P( 99 )]</annotation>
  </semantics>
</math>
</file>

<file path=Object 2/content.xml><?xml version="1.0" encoding="utf-8"?>
<math xmlns="http://www.w3.org/1998/Math/MathML" display="block">
  <semantics>
    <mrow>
      <mo stretchy="false">∃</mo>
      <mrow>
        <mi>n</mi>
        <mo stretchy="false">∈</mo>
        <mi>A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exists n in A,  P( n )</annotation>
  </semantics>
</math>
</file>

<file path=Object 20/content.xml><?xml version="1.0" encoding="utf-8"?>
<math xmlns="http://www.w3.org/1998/Math/MathML" display="block">
  <semantics>
    <mrow>
      <mo stretchy="false">∃</mo>
      <mrow>
        <mi>n</mi>
        <mo stretchy="false">∈</mo>
        <mi>A</mi>
      </mrow>
      <mi>,</mi>
      <mi>P</mi>
      <mrow>
        <mo fence="true" stretchy="false">(</mo>
        <mrow>
          <mi>n</mi>
        </mrow>
        <mo fence="true" stretchy="false">)</mo>
      </mrow>
      <mo stretchy="false">⇔</mo>
      <mrow>
        <mo fence="true" stretchy="false">[</mo>
        <mrow>
          <mrow>
            <mi>P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∨</mo>
              <mi>P</mi>
            </mrow>
            <mrow>
              <mrow>
                <mo fence="true" stretchy="false">(</mo>
                <mrow>
                  <mn>7</mn>
                </mrow>
                <mo fence="true" stretchy="false">)</mo>
              </mrow>
              <mo stretchy="false">∨</mo>
              <mi>P</mi>
            </mrow>
            <mrow>
              <mrow>
                <mo fence="true" stretchy="false">(</mo>
                <mrow>
                  <mn>13</mn>
                </mrow>
                <mo fence="true" stretchy="false">)</mo>
              </mrow>
              <mo stretchy="false">∨</mo>
              <mi>P</mi>
            </mrow>
            <mrow>
              <mo fence="true" stretchy="false">(</mo>
              <mrow>
                <mn>99</mn>
              </mrow>
              <mo fence="true" stretchy="false">)</mo>
            </mrow>
          </mrow>
        </mrow>
        <mo fence="true" stretchy="false">]</mo>
      </mrow>
    </mrow>
    <annotation encoding="StarMath 5.0">exists n in A,  P( n ) dlrarrow [P( 1 ) or P( 7 ) or P( 13 ) or P( 99 )]</annotation>
  </semantics>
</math>
</file>

<file path=Object 21/content.xml><?xml version="1.0" encoding="utf-8"?>
<math xmlns="http://www.w3.org/1998/Math/MathML" display="block">
  <semantics>
    <mrow>
      <mrow>
        <mo stretchy="false">¬</mo>
        <mrow>
          <mo fence="true" stretchy="false">[</mo>
          <mrow>
            <mrow>
              <mo stretchy="false">∀</mo>
              <mrow>
                <mi>n</mi>
                <mo stretchy="false">∈</mo>
                <mi>A</mi>
              </mrow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]</mo>
        </mrow>
      </mrow>
      <mo stretchy="false">⇔</mo>
      <mrow>
        <mo fence="true" stretchy="false">[</mo>
        <mrow>
          <mrow>
            <mo stretchy="false">∃</mo>
            <mrow>
              <mi>n</mi>
              <mo stretchy="false">∈</mo>
              <mi>A</mi>
            </mrow>
            <mi>,</mi>
            <mrow>
              <mo stretchy="false">¬</mo>
              <mi>P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]</mo>
      </mrow>
    </mrow>
    <annotation encoding="StarMath 5.0">neg [forall n in A,  P( n )] dlrarrow [exists n in A, neg P( n )]</annotation>
  </semantics>
</math>
</file>

<file path=Object 22/content.xml><?xml version="1.0" encoding="utf-8"?>
<math xmlns="http://www.w3.org/1998/Math/MathML" display="block">
  <semantics>
    <mrow>
      <mrow>
        <mo stretchy="false">¬</mo>
        <mrow>
          <mo fence="true" stretchy="false">[</mo>
          <mrow>
            <mrow>
              <mo stretchy="false">∃</mo>
              <mrow>
                <mi>n</mi>
                <mo stretchy="false">∈</mo>
                <mi>A</mi>
              </mrow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]</mo>
        </mrow>
      </mrow>
      <mo stretchy="false">⇔</mo>
      <mrow>
        <mo fence="true" stretchy="false">[</mo>
        <mrow>
          <mrow>
            <mo stretchy="false">∀</mo>
            <mrow>
              <mi>n</mi>
              <mo stretchy="false">∈</mo>
              <mi>A</mi>
            </mrow>
            <mi>,</mi>
            <mrow>
              <mo stretchy="false">¬</mo>
              <mi>P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]</mo>
      </mrow>
    </mrow>
    <annotation encoding="StarMath 5.0">neg [exists n in A,  P( n )] dlrarrow [forall n in A, neg P( n )]</annotation>
  </semantics>
</math>
</file>

<file path=Object 23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row>
        <mo stretchy="false">¬</mo>
        <mi>P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A, neg P( n )</annotation>
  </semantics>
</math>
</file>

<file path=Object 24/content.xml><?xml version="1.0" encoding="utf-8"?>
<math xmlns="http://www.w3.org/1998/Math/MathML" display="block">
  <semantics>
    <mrow>
      <mo stretchy="false">∃</mo>
      <mrow>
        <mi>n</mi>
        <mo stretchy="false">∈</mo>
        <mi>A</mi>
      </mrow>
      <mi>,</mi>
      <mrow>
        <mo stretchy="false">¬</mo>
        <mi>P</mi>
      </mrow>
      <mrow>
        <mo fence="true" form="prefix" stretchy="false">(</mo>
        <mrow>
          <mi>n</mi>
        </mrow>
        <mo fence="true" form="postfix" stretchy="false">)</mo>
      </mrow>
    </mrow>
    <annotation encoding="StarMath 5.0">exists n in A, neg P( n )</annotation>
  </semantics>
</math>
</file>

<file path=Object 25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row>
        <mo stretchy="false">¬</mo>
        <mi>P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A, neg P( n )</annotation>
  </semantics>
</math>
</file>

<file path=Object 26/content.xml><?xml version="1.0" encoding="utf-8"?>
<math xmlns="http://www.w3.org/1998/Math/MathML" display="block">
  <semantics>
    <mrow>
      <mo stretchy="false">∃</mo>
      <mrow>
        <mi>n</mi>
        <mo stretchy="false">∈</mo>
        <mi>A</mi>
      </mrow>
      <mi>,</mi>
      <mrow>
        <mo stretchy="false">¬</mo>
        <mi>P</mi>
      </mrow>
      <mrow>
        <mo fence="true" form="prefix" stretchy="false">(</mo>
        <mrow>
          <mi>n</mi>
        </mrow>
        <mo fence="true" form="postfix" stretchy="false">)</mo>
      </mrow>
    </mrow>
    <annotation encoding="StarMath 5.0">exists n in A, neg P( n )</annotation>
  </semantics>
</math>
</file>

<file path=Object 27/content.xml><?xml version="1.0" encoding="utf-8"?>
<math xmlns="http://www.w3.org/1998/Math/MathML" display="block">
  <semantics>
    <mi mathvariant="normal">ℕ</mi>
    <annotation encoding="StarMath 5.0">setN</annotation>
  </semantics>
</math>
</file>

<file path=Object 28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P</mi>
      <mrow>
        <mo fence="true" form="prefix" stretchy="false">(</mo>
        <mrow>
          <mi>n</mi>
        </mrow>
        <mo fence="true" form="postfix" stretchy="false">)</mo>
      </mrow>
    </mrow>
    <annotation encoding="StarMath 5.0">forall n in A,  P( n )</annotation>
  </semantics>
</math>
</file>

<file path=Object 29/content.xml><?xml version="1.0" encoding="utf-8"?>
<math xmlns="http://www.w3.org/1998/Math/MathML" display="block">
  <semantics>
    <mrow>
      <mo stretchy="false">∃</mo>
      <mrow>
        <mi>n</mi>
        <mo stretchy="false">∈</mo>
        <mi>A</mi>
      </mrow>
      <mi>,</mi>
      <mi>P</mi>
      <mrow>
        <mo fence="true" form="prefix" stretchy="false">(</mo>
        <mrow>
          <mi>n</mi>
        </mrow>
        <mo fence="true" form="postfix" stretchy="false">)</mo>
      </mrow>
    </mrow>
    <annotation encoding="StarMath 5.0">exists n in A,  P( n )</annotation>
  </semantics>
</math>
</file>

<file path=Object 3/content.xml><?xml version="1.0" encoding="utf-8"?>
<math xmlns="http://www.w3.org/1998/Math/MathML" display="block">
  <semantics>
    <mo stretchy="false">∀</mo>
    <annotation encoding="StarMath 5.0">forall</annotation>
  </semantics>
</math>
</file>

<file path=Object 30/content.xml><?xml version="1.0" encoding="utf-8"?>
<math xmlns="http://www.w3.org/1998/Math/MathML" display="block">
  <semantics>
    <mo stretchy="false">∀</mo>
    <annotation encoding="StarMath 5.0">forall</annotation>
  </semantics>
</math>
</file>

<file path=Object 31/content.xml><?xml version="1.0" encoding="utf-8"?>
<math xmlns="http://www.w3.org/1998/Math/MathML" display="block">
  <semantics>
    <mo stretchy="false">∃</mo>
    <annotation encoding="StarMath 5.0">exists</annotation>
  </semantics>
</math>
</file>

<file path=Object 32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P</mi>
      <mrow>
        <mo fence="true" form="prefix" stretchy="false">(</mo>
        <mrow>
          <mi>n</mi>
        </mrow>
        <mo fence="true" form="postfix" stretchy="false">)</mo>
      </mrow>
    </mrow>
    <annotation encoding="StarMath 5.0">forall n in A,  P( n )</annotation>
  </semantics>
</math>
</file>

<file path=Object 33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row>
        <mo stretchy="false">¬</mo>
        <mi>P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A, neg P( n )</annotation>
  </semantics>
</math>
</file>

<file path=Object 34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Q</mi>
      <mrow>
        <mo fence="true" form="prefix" stretchy="false">(</mo>
        <mrow>
          <mi>n</mi>
        </mrow>
        <mo fence="true" form="postfix" stretchy="false">)</mo>
      </mrow>
    </mrow>
    <annotation encoding="StarMath 5.0">forall n in A,  Q( n )</annotation>
  </semantics>
</math>
</file>

<file path=Object 35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row>
        <mo stretchy="false">¬</mo>
        <mi>Q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A, neg Q( n )</annotation>
  </semantics>
</math>
</file>

<file path=Object 36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i>P</mi>
      <mrow>
        <mo fence="true" form="prefix" stretchy="false">(</mo>
        <mrow>
          <mi>n</mi>
        </mrow>
        <mo fence="true" form="postfix" stretchy="false">)</mo>
      </mrow>
    </mrow>
    <annotation encoding="StarMath 5.0">forall n in B,  P( n )</annotation>
  </semantics>
</math>
</file>

<file path=Object 37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row>
        <mo stretchy="false">¬</mo>
        <mi>P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B, neg P( n )</annotation>
  </semantics>
</math>
</file>

<file path=Object 38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i>Q</mi>
      <mrow>
        <mo fence="true" form="prefix" stretchy="false">(</mo>
        <mrow>
          <mi>n</mi>
        </mrow>
        <mo fence="true" form="postfix" stretchy="false">)</mo>
      </mrow>
    </mrow>
    <annotation encoding="StarMath 5.0">forall n in B, Q( n )</annotation>
  </semantics>
</math>
</file>

<file path=Object 39/content.xml><?xml version="1.0" encoding="utf-8"?>
<math xmlns="http://www.w3.org/1998/Math/MathML" display="block">
  <semantics>
    <mrow>
      <mo stretchy="false">∀</mo>
      <mrow>
        <mi>n</mi>
        <mo stretchy="false">∈</mo>
        <mi>B</mi>
      </mrow>
      <mi>,</mi>
      <mrow>
        <mo stretchy="false">¬</mo>
        <mi>Q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B, neg Q( n )</annotation>
  </semantics>
</math>
</file>

<file path=Object 4/content.xml><?xml version="1.0" encoding="utf-8"?>
<math xmlns="http://www.w3.org/1998/Math/MathML" display="block">
  <semantics>
    <mo stretchy="false">∃</mo>
    <annotation encoding="StarMath 5.0">exists</annotation>
  </semantics>
</math>
</file>

<file path=Object 40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i>P</mi>
      <mrow>
        <mo fence="true" form="prefix" stretchy="false">(</mo>
        <mrow>
          <mi>n</mi>
        </mrow>
        <mo fence="true" form="postfix" stretchy="false">)</mo>
      </mrow>
    </mrow>
    <annotation encoding="StarMath 5.0">forall n in C,  P( n )</annotation>
  </semantics>
</math>
</file>

<file path=Object 41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row>
        <mo stretchy="false">¬</mo>
        <mi>P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C, neg P( n )</annotation>
  </semantics>
</math>
</file>

<file path=Object 42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i>Q</mi>
      <mrow>
        <mo fence="true" form="prefix" stretchy="false">(</mo>
        <mrow>
          <mi>n</mi>
        </mrow>
        <mo fence="true" form="postfix" stretchy="false">)</mo>
      </mrow>
    </mrow>
    <annotation encoding="StarMath 5.0">forall n in C,  Q( n )</annotation>
  </semantics>
</math>
</file>

<file path=Object 43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row>
        <mo stretchy="false">¬</mo>
        <mi>Q</mi>
      </mrow>
      <mrow>
        <mo fence="true" form="prefix" stretchy="false">(</mo>
        <mrow>
          <mi>n</mi>
        </mrow>
        <mo fence="true" form="postfix" stretchy="false">)</mo>
      </mrow>
    </mrow>
    <annotation encoding="StarMath 5.0">forall n in C, neg Q( n )</annotation>
  </semantics>
</math>
</file>

<file path=Object 44/content.xml><?xml version="1.0" encoding="utf-8"?>
<math xmlns="http://www.w3.org/1998/Math/MathML" display="block">
  <semantics>
    <mo stretchy="false">∃</mo>
    <annotation encoding="StarMath 5.0">exists</annotation>
  </semantics>
</math>
</file>

<file path=Object 45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P</mi>
      <mrow>
        <mo fence="true" form="prefix" stretchy="false">(</mo>
        <mrow>
          <mi>n</mi>
        </mrow>
        <mo fence="true" form="postfix" stretchy="false">)</mo>
      </mrow>
      <mo stretchy="false">⇔</mo>
      <mrow>
        <mo fence="true" form="prefix" stretchy="false">[</mo>
        <mrow>
          <mrow>
            <mi>P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∧</mo>
              <mi>P</mi>
            </mrow>
            <mrow>
              <mrow>
                <mo fence="true" form="prefix" stretchy="false">(</mo>
                <mrow>
                  <mn>7</mn>
                </mrow>
                <mo fence="true" form="postfix" stretchy="false">)</mo>
              </mrow>
              <mo stretchy="false">∧</mo>
              <mi>P</mi>
            </mrow>
            <mrow>
              <mrow>
                <mo fence="true" form="prefix" stretchy="false">(</mo>
                <mrow>
                  <mn>13</mn>
                </mrow>
                <mo fence="true" form="postfix" stretchy="false">)</mo>
              </mrow>
              <mo stretchy="false">∧</mo>
              <mi>P</mi>
            </mrow>
            <mrow>
              <mo fence="true" form="prefix" stretchy="false">(</mo>
              <mrow>
                <mn>99</mn>
              </mrow>
              <mo fence="true" form="postfix" stretchy="false">)</mo>
            </mrow>
          </mrow>
        </mrow>
        <mo fence="true" form="postfix" stretchy="false">]</mo>
      </mrow>
    </mrow>
    <annotation encoding="StarMath 5.0">forall n in A,  P( n ) dlrarrow [P( 1 ) and P( 7 ) and P( 13 ) and P( 99 )]</annotation>
  </semantics>
</math>
</file>

<file path=Object 46/content.xml><?xml version="1.0" encoding="utf-8"?>
<math xmlns="http://www.w3.org/1998/Math/MathML" display="block">
  <semantics>
    <mrow>
      <mo stretchy="false">∃</mo>
      <mrow>
        <mi>n</mi>
        <mo stretchy="false">∈</mo>
        <mi>A</mi>
      </mrow>
      <mi>,</mi>
      <mi>P</mi>
      <mrow>
        <mo fence="true" form="prefix" stretchy="false">(</mo>
        <mrow>
          <mi>n</mi>
        </mrow>
        <mo fence="true" form="postfix" stretchy="false">)</mo>
      </mrow>
      <mo stretchy="false">⇔</mo>
      <mrow>
        <mo fence="true" form="prefix" stretchy="false">[</mo>
        <mrow>
          <mrow>
            <mi>P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∨</mo>
              <mi>P</mi>
            </mrow>
            <mrow>
              <mrow>
                <mo fence="true" form="prefix" stretchy="false">(</mo>
                <mrow>
                  <mn>7</mn>
                </mrow>
                <mo fence="true" form="postfix" stretchy="false">)</mo>
              </mrow>
              <mo stretchy="false">∨</mo>
              <mi>P</mi>
            </mrow>
            <mrow>
              <mrow>
                <mo fence="true" form="prefix" stretchy="false">(</mo>
                <mrow>
                  <mn>13</mn>
                </mrow>
                <mo fence="true" form="postfix" stretchy="false">)</mo>
              </mrow>
              <mo stretchy="false">∨</mo>
              <mi>P</mi>
            </mrow>
            <mrow>
              <mo fence="true" form="prefix" stretchy="false">(</mo>
              <mrow>
                <mn>99</mn>
              </mrow>
              <mo fence="true" form="postfix" stretchy="false">)</mo>
            </mrow>
          </mrow>
        </mrow>
        <mo fence="true" form="postfix" stretchy="false">]</mo>
      </mrow>
    </mrow>
    <annotation encoding="StarMath 5.0">exists n in A,  P( n ) dlrarrow [P( 1 ) or P( 7 ) or P( 13 ) or P( 99 )]</annotation>
  </semantics>
</math>
</file>

<file path=Object 47/content.xml><?xml version="1.0" encoding="utf-8"?>
<math xmlns="http://www.w3.org/1998/Math/MathML" display="block">
  <semantics>
    <mrow>
      <mrow>
        <mo stretchy="false">¬</mo>
        <mrow>
          <mo fence="true" form="prefix" stretchy="false">[</mo>
          <mrow>
            <mrow>
              <mo stretchy="false">∀</mo>
              <mrow>
                <mi>n</mi>
                <mo stretchy="false">∈</mo>
                <mi>A</mi>
              </mrow>
              <mi>,</mi>
              <mi>P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⇔</mo>
      <mrow>
        <mo fence="true" form="prefix" stretchy="false">[</mo>
        <mrow>
          <mrow>
            <mo stretchy="false">∃</mo>
            <mrow>
              <mi>n</mi>
              <mo stretchy="false">∈</mo>
              <mi>A</mi>
            </mrow>
            <mi>,</mi>
            <mrow>
              <mo stretchy="false">¬</mo>
              <mi>P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]</mo>
      </mrow>
    </mrow>
    <annotation encoding="StarMath 5.0">neg [forall n in A,  P( n )] dlrarrow [exists n in A, neg P( n )]</annotation>
  </semantics>
</math>
</file>

<file path=Object 48/content.xml><?xml version="1.0" encoding="utf-8"?>
<math xmlns="http://www.w3.org/1998/Math/MathML" display="block">
  <semantics>
    <mrow>
      <mrow>
        <mo stretchy="false">¬</mo>
        <mrow>
          <mo fence="true" form="prefix" stretchy="false">[</mo>
          <mrow>
            <mrow>
              <mo stretchy="false">∃</mo>
              <mrow>
                <mi>n</mi>
                <mo stretchy="false">∈</mo>
                <mi>A</mi>
              </mrow>
              <mi>,</mi>
              <mi>P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row>
          <mo fence="true" form="postfix" stretchy="false">]</mo>
        </mrow>
      </mrow>
      <mo stretchy="false">⇔</mo>
      <mrow>
        <mo fence="true" form="prefix" stretchy="false">[</mo>
        <mrow>
          <mrow>
            <mo stretchy="false">∀</mo>
            <mrow>
              <mi>n</mi>
              <mo stretchy="false">∈</mo>
              <mi>A</mi>
            </mrow>
            <mi>,</mi>
            <mrow>
              <mo stretchy="false">¬</mo>
              <mi>P</mi>
            </mrow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]</mo>
      </mrow>
    </mrow>
    <annotation encoding="StarMath 5.0">neg [exists n in A,  P( n )] dlrarrow [forall n in A, neg P( n )]</annotation>
  </semantics>
</math>
</file>

<file path=Object 5/content.xml><?xml version="1.0" encoding="utf-8"?>
<math xmlns="http://www.w3.org/1998/Math/MathML" display="block">
  <semantics>
    <mrow>
      <mo stretchy="false">∀</mo>
      <mrow>
        <mi>n</mi>
        <mo stretchy="false">∈</mo>
        <mi>C</mi>
      </mrow>
      <mi>,</mi>
      <mrow>
        <mo stretchy="false">¬</mo>
        <mi>Q</mi>
      </mrow>
      <mrow>
        <mo fence="true" stretchy="false">(</mo>
        <mrow>
          <mi>n</mi>
        </mrow>
        <mo fence="true" stretchy="false">)</mo>
      </mrow>
    </mrow>
    <annotation encoding="StarMath 5.0">forall n in C, neg Q( n )</annotation>
  </semantics>
</math>
</file>

<file path=Object 6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P</mi>
      <mrow>
        <mo fence="true" stretchy="false">(</mo>
        <mrow>
          <mi>n</mi>
        </mrow>
        <mo fence="true" stretchy="false">)</mo>
      </mrow>
    </mrow>
    <annotation encoding="StarMath 5.0">forall n in A,  P( n )</annotation>
  </semantics>
</math>
</file>

<file path=Object 7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row>
        <mo stretchy="false">¬</mo>
        <mi>P</mi>
      </mrow>
      <mrow>
        <mo fence="true" stretchy="false">(</mo>
        <mrow>
          <mi>n</mi>
        </mrow>
        <mo fence="true" stretchy="false">)</mo>
      </mrow>
    </mrow>
    <annotation encoding="StarMath 5.0">forall n in A, neg P( n )</annotation>
  </semantics>
</math>
</file>

<file path=Object 8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i>Q</mi>
      <mrow>
        <mo fence="true" stretchy="false">(</mo>
        <mrow>
          <mi>n</mi>
        </mrow>
        <mo fence="true" stretchy="false">)</mo>
      </mrow>
    </mrow>
    <annotation encoding="StarMath 5.0">forall n in A,  Q( n )</annotation>
  </semantics>
</math>
</file>

<file path=Object 9/content.xml><?xml version="1.0" encoding="utf-8"?>
<math xmlns="http://www.w3.org/1998/Math/MathML" display="block">
  <semantics>
    <mrow>
      <mo stretchy="false">∀</mo>
      <mrow>
        <mi>n</mi>
        <mo stretchy="false">∈</mo>
        <mi>A</mi>
      </mrow>
      <mi>,</mi>
      <mrow>
        <mo stretchy="false">¬</mo>
        <mi>Q</mi>
      </mrow>
      <mrow>
        <mo fence="true" stretchy="false">(</mo>
        <mrow>
          <mi>n</mi>
        </mrow>
        <mo fence="true" stretchy="false">)</mo>
      </mrow>
    </mrow>
    <annotation encoding="StarMath 5.0">forall n in A, neg Q( n )</annotation>
  </semantics>
</math>
</file>